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6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3.51cm"/>
    </style:style>
    <style:style style:name="co4" style:family="table-column">
      <style:table-column-properties fo:break-before="auto" style:column-width="0.706cm"/>
    </style:style>
    <style:style style:name="co5" style:family="table-column">
      <style:table-column-properties fo:break-before="auto" style:column-width="0.515cm"/>
    </style:style>
    <style:style style:name="co6" style:family="table-column">
      <style:table-column-properties fo:break-before="auto" style:column-width="3.63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39" table:default-cell-style-name="ce1"/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0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0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0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0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0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0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0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0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0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0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0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0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0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0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0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0-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0-1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0-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0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0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0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0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0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0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0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0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0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0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0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0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0-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0-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0-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0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0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0-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0-2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0-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0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0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0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0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0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0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0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0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0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0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0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0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0-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0-3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0-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0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0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0-3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0-3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0-3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0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0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1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1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1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1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1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1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1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1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1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1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1-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1-3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1-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1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1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1-3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1-3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1-3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1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1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1-3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1-3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1-3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1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1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1-3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1-3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1-3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1-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1-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2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2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2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2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2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2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2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2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2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2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2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2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2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2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2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2-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2-1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2-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2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2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2-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2-1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2-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2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2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2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2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2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2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2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2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2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2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2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2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2-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2-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2-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2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2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2-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2-2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2-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2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2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2-2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2-2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2-2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2-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2-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4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4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4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4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4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4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4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4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4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4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4-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4-3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4-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4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4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5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5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5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5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5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6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6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6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6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6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6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6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6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6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6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7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7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7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7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7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7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7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7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7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7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7-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7-3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7-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7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7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7-3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7-3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7-3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7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7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7-3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7-3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7-3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7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7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7-3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7-3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7-3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7-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7-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7-3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7-3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7-3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7-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7-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7-3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7-3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7-3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7-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7-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7-3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7-3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7-3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7-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7-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7-3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7-3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7-3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7-3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7-3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7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7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7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7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7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7-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7-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7-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7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7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7-5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7-5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7-5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7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7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7-5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7-5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7-5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7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7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7-5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7-5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7-5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7-5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7-5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7-5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7-5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7-5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7-5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7-5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7-5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7-5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7-5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7-5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7-5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7-5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7-5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7-5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7-5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7-5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7-5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7-5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7-5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7-5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7-5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7-5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7-5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7-5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7-5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7-5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7-6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7-6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7-6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7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7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7-6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7-6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7-6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7-6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7-6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7-6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7-6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7-6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7-6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7-6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8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8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8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8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8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8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8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8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8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8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8-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8-3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8-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8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8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8-3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8-3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8-3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8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8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08-3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08-3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08-3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08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08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-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-1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-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-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-1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-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-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-1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-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-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-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-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-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-2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-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-2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-2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-2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-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-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-2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-2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-2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-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-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-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-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-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-5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-5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-5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-5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-5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-5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-5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-5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-5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-5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-5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-5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-5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-5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-5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-5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0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0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0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0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0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0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0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0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0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0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0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0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0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0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0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0-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0-1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0-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0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0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0-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0-1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0-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0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0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0-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0-1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0-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0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0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0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0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0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0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0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0-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0-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0-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0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0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0-5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0-5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0-5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0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0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0-5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0-5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0-5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0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0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0-5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0-5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0-5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0-5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0-5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0-5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0-5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0-5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0-5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0-5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0-5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0-5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0-5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0-5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0-5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0-5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0-5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0-5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0-5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0-5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0-5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0-5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0-5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0-5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0-5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0-5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0-5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0-5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0-5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0-5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0-6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0-6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0-6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0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0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0-6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0-6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0-6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0-6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0-6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0-6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0-6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0-6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0-6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0-6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0-6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0-6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0-6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0-6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0-6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0-6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0-6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0-6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0-6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0-6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0-6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0-6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0-6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0-6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0-6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0-6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0-6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0-6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0-6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0-6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0-6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0-6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0-6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0-6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0-6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2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2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2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2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2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2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2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2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2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2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2-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2-3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2-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2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2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2-3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2-3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2-3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2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2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2-3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2-3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2-3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2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2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2-3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2-3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2-3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2-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2-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2-3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2-3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2-3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2-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2-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2-3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2-3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2-3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2-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2-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2-3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2-3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2-3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2-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2-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2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2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2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2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2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2-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2-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2-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2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2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2-5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2-5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2-5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2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2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2-5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2-5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2-5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2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2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3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3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3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3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3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3-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3-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3-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3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3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3-5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3-5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3-5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3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3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4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4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4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4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4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4-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4-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4-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4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4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4-5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4-5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4-5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4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4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14-5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14-5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14-5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14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14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0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0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0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0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0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0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0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0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0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0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0-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0-1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0-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0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0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0-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0-1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0-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0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0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0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0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0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0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0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0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0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0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0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0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0-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0-3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0-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0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0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2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2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2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2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2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2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2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2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2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2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2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2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2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2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2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2-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2-1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2-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2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2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2-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2-1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2-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2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2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2-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2-1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2-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2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2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2-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2-1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2-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2-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2-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4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4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4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4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4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4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4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4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4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4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4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4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4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4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4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4-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4-1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4-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4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4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4-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4-1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4-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4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4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4-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4-1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4-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4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4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4-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4-1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4-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4-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4-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4-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4-1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4-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4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4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4-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4-1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4-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4-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4-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4-1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4-1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4-1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4-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4-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4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4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4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4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4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4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4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4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4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4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6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6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6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6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6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6-31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6-31-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6-31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6-31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6-31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6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6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6-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6-3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6-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6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6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6-3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6-3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6-3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6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6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6-3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6-3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6-3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6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6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6-3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6-3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6-3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6-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6-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6-3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6-3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6-3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6-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6-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6-3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6-3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6-3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6-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6-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6-3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6-3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6-3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6-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6-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6-3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6-3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6-3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6-3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6-3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6-6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6-6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6-6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6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6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6-6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6-6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6-6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6-6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6-6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6-6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6-6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6-6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6-6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6-6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6-6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6-6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6-6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6-6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6-6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8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8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8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8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8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8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8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8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8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8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8-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8-3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8-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8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8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8-3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8-3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8-3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8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8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28-3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28-3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28-3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28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28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3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3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3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3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3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3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3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3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3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3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31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31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31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31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31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31-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31-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31-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31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31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31-5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31-5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31-5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31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31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0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0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0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0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0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0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0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0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0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0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0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0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0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0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0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0-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0-3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0-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0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0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0-3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0-3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0-3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0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0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0-3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0-3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0-3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0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0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0-3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0-3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0-3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0-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0-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0-3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0-3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0-3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0-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0-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2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2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2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2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2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2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2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2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2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2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2-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2-3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2-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2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2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2-3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2-3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2-3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2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2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2-3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2-3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2-3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2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2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2-3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2-3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2-3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2-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2-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2-3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2-3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2-3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2-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2-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2-3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2-3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2-3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2-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2-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2-3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2-3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2-3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2-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2-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2-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2-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2-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2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2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2-5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2-5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2-5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2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2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4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4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4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4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4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4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4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4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4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4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4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4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4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4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4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4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4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4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4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4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8-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8-1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8-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8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8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8-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8-1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8-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8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8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8-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8-1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8-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8-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8-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8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8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8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8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8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9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9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9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9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9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9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9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9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9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9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49-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49-1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49-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49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49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5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5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5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5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5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5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5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5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5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5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50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50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50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50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50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50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50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50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50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50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50-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50-3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50-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50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50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50-3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50-3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50-3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50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50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52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52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52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52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52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52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52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52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52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52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53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53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53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53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53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53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53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53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53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53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53-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53-3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53-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53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53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53-3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53-3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53-3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53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53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53-3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53-3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53-3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53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53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53-3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53-3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53-3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53-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53-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53-3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53-3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53-3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53-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53-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53-3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53-3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53-3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53-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53-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53-3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53-3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53-3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53-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53-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53-3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53-3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53-3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53-3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53-3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53-5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53-5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53-5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53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53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60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60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60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60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60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60-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60-3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60-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60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60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60-3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60-3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60-3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60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60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8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8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8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8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8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8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8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8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8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8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8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8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8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8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8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8-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8-1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8-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8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8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8-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8-1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8-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8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8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8-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8-1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8-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8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8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8-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8-1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8-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8-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8-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8-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8-1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8-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8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8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8-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8-1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8-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8-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8-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8-1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8-1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8-1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8-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8-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8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8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8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8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8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8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8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8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8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8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8-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8-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8-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8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8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8-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8-2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8-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8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8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8-2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8-2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8-2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8-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8-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8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8-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8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8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8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8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8-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8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8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8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8-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8-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8-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8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8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8-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8-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8-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8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8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8-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8-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8-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8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8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08-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08-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08-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08-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08-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10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10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10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10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10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10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10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10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10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10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10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10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10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10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10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10-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10-1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10-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10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10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10-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10-1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10-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10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10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10-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10-1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10-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10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10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10-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10-1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10-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10-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10-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10-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10-1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10-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10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10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10-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10-1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10-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10-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10-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10-1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10-1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10-1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10-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10-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10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10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10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10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10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10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10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10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10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10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10-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10-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10-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10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10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10-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10-2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10-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10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10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10-2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10-2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10-2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10-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10-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10-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10-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10-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10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10-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10-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10-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10-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10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10-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10-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10-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10-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10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10-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10-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10-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10-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10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10-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10-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10-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10-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10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10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10-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10-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10-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10-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10-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1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17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17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17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17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17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17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17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17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17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17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21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21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21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2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2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21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21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21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2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2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2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2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2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2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2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2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2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33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33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33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33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33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33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33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33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33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33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36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36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36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36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36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36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36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36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36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36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38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38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38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38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38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38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38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38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38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38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42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42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42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42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42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42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42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42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42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42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56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56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56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56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56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56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56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56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56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56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56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56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56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56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56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56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56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56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56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56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57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57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57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57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57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57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57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57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57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57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57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57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57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57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57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57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57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57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57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57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59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59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59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59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59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59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59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59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59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59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59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59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59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59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59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59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59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59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59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59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62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62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62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62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62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62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62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62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62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62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62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62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62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62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62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162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162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162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162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162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01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01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01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01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01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01-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01-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01-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01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01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01-5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01-5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01-5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01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01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01-5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01-5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01-5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01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01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0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0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0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0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0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0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0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0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0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0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0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0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0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0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0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09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09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09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09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09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09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09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09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09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09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0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0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0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0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0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11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11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11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1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1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14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14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14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14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14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14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14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14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14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14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1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1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20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20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20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20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20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20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20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20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20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20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22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22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22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22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22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23.1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23.1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23.1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23.1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23.1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23.1-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23.1-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23.1-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23.1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23.1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23.1-5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23.1-5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23.1-5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23.1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23.1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23.2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23.2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23.2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23.2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23.2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23.2-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23.2-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23.2-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23.2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23.2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23.2-5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23.2-5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23.2-5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23.2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23.2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23.3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23.3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23.3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23.3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23.3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23.3-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23.3-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23.3-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23.3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23.3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23.3-5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23.3-5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23.3-5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23.3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23.3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24-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24-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24-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24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24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2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2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2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29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29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29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29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29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29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29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29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29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29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29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29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29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29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29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29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29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29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29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29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29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29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29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29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29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29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29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29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29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29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2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2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2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3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3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3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3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3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3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3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3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3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3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3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4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4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4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41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41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41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41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41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41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41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41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41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41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42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42.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42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4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4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42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42.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42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4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42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44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44.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44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44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44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44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44.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44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4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4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44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44.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44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44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44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44.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44.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44.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44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44.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4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4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4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4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4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5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5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5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5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5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5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5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5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5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5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5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5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5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5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5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5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5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5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57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57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57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57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57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57-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57-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57-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57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57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57-5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57-5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57-5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57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57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57-5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57-5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57-5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57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57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57-5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57-5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57-5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57-5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57-5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57-5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57-5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57-5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57-5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57-5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57-5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57-5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57-5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57-5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57-5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57-5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57-5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57-5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57-5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57-5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57-5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57-5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57-5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57-5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57-5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5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5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5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5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5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6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6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6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6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6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6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6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6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62-5,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62-5,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62-5,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62-5,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62-5,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63-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63-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63-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63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63-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64-2,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64-2,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64-2,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64-2,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64-2,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64-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64-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64-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64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64-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65-3,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65-3,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65-3,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65-3,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65-3,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66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66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66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66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66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6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6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6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6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6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6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6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6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6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6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6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6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6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6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6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70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70.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70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70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70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70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70.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70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7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7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7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7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7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7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7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73-7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73-7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73-7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73-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73-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74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74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74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74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74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74-6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74-6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74-6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74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74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74-7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74-7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74-7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74-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74-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74.1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74.1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74.1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74.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74.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74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74.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74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74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74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74.2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74.2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74.2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74.2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74.2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74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74.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74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7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7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75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75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75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75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75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7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7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7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7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7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77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77.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77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77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77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7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7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7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7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7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78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78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78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78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78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78-6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78-6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78-6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78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78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78-7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78-7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78-7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78-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78-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79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79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79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79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79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8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8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8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8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8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81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81.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81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8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8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8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8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8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8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8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8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8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8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8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8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83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83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83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83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83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83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83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83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83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83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83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83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83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83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83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83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83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83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83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83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83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83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83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83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83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83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83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83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83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83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8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8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8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8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8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86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86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86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86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86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86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86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86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86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86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86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86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86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86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86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86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86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86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86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86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86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86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86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86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86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86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86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86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86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86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8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8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8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8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8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90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90.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90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90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90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90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90.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90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9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9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9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9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9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9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9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9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9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9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9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9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9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9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9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9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9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9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9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9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9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9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97.1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97.1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97.1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97.1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97.1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97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97.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97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97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97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9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9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9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9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9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9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9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9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9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9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29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29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29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29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29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0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0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0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0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0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0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0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0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0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0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0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0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0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0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0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0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0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0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0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0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4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4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4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4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4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4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4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4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4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4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4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4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4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4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4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4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4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4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4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4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4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4.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4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4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4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4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4.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4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4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5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5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5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5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5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5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5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5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5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5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5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5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5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5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5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5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5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5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5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5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5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5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5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5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5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5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6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6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6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6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6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6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6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6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6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6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6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6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6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6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6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6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6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6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6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6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6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6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6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6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6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6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6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6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6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6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6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6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6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6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6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6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6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6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7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7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7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7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7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7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7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7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7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7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7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7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7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7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7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7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7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7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7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7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7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7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7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7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7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7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7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7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7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7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7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7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7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7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7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7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7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7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7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8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8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8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8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8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8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8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8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8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8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8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8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8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8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8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8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8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8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8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8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8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8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8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8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8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8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8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8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8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8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8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8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8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8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8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5-8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5-8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5-8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5-8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5-8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6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6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6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6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6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1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25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25.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25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25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25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25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25.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25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25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25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27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27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27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27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27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27-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27-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27-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27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27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2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2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2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2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2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2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30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30.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30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30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30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30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30.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30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3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3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31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31.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31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3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31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31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31.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31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3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31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32.1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32.1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32.1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32.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32.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32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32.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32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3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32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3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33.1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33.1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33.1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33.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33.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33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33.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33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3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33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3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3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3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4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4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4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4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4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50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50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50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50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50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50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50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50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50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50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50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50.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50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50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50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50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50.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50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5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5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5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5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5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5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5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5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5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5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5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5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57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57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57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57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57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57-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57-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57-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57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57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57-5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57-5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57-5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57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57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5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5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5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5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5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5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5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5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5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5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6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6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6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6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6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65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65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65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65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65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65-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65-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65-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65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65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65-5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65-5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65-5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65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65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65-5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65-5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65-5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65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65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65-5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65-5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65-5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65-5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65-5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65-5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65-5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65-5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65-5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65-5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65-5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65-5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65-5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65-5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65-5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65-5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65-5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65-5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65-5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65-5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65-5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65-5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65-5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65-5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65-5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65-5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65-5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65-5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65-5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65-5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65-6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65-6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65-6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65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65-6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65-6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65-6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65-6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65-6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65-6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65-6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65-6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65-6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65-6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65-6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65-6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65-6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65-6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65-6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65-6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65-6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65-6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65-6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65-6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65-6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65-6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65-6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65-6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65-6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65-6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65-6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65-6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65-6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65-6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65-6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65-6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65-6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65-6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65-6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65-6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65-6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65-6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65-6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65-6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65-6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8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8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8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8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8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86.1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86.1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86.1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86.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86.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86.1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86.1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86.1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86.1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86.1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86.1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86.1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86.1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86.1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86.1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86.1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86.1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86.1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86.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86.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86.1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86.1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86.1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86.1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86.1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86.1-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86.1-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86.1-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86.1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86.1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86.1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86.1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86.1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86.1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86.1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86.1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86.1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86.1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86.1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86.1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86.1-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86.1-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86.1-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86.1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86.1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86.1-5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86.1-5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86.1-5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86.1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86.1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86.1-5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86.1-5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86.1-5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86.1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86.1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86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86.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86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86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86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86.2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86.2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86.2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86.2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86.2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86.2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86.2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86.2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86.2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86.2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86.2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86.2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86.2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86.2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86.2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86.2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86.2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86.2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86.2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86.2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86.2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86.2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86.2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86.2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86.2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86.2-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86.2-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86.2-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86.2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86.2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86.2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86.2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86.2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86.2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86.2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86.2-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86.2-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86.2-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86.2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86.2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86.2-5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86.2-5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86.2-5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86.2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86.2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86.2-5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86.2-5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86.2-5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86.2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86.2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86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86.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86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86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86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86.3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86.3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86.3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86.3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86.3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86.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86.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86.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86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86.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90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90.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90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9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90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9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9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9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9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9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9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9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9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9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9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9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9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9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9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9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9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9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9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9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9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39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39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39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39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39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0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0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0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0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0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0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0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0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0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0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06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06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06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06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06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06-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06-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06-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06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06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15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15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15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15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15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15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15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15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15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15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18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18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18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18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18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18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18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18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18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18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19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19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19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19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19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19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19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19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19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19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21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21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21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2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2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21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21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21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21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21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21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21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21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21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21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21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21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21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2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2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21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21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21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21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21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21-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21-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21-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21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21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22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22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22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22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22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22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22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22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22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22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22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22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22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22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22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22-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22-1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22-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22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22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22-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22-1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22-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22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22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22-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22-1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22-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22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22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22-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22-1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22-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22-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22-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22-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22-1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22-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22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22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22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22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22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22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22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22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22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22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22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22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22-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22-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22-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22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22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22-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22-2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22-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22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22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22-2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22-2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22-2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22-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22-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22-2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22-2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22-2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22-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22-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22-2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22-2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22-2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22-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22-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22-2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22-2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22-2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22-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22-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22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22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22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22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22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22-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22-3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22-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22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22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22-3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22-3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22-3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22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22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22-3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22-3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22-3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22-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22-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30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30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30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30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30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30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30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30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30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30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32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32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32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32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32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32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32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32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32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32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34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34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34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34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34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34-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34-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34-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34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34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34-5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34-5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34-5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34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34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34-5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34-5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34-5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34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34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3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3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3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3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3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3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3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3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3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3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3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4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4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4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4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4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4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4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4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42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42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42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42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42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42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42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42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42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42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42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42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42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42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42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42-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42-1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42-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42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42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42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42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42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42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42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42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42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42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42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42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42-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42-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42-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42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42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42-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42-2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42-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42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42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42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42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42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42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42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42-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42-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42-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42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42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42-5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42-5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42-5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42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42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42-5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42-5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42-5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42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42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48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48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48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48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48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48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48.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48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48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48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4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4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4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4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4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49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49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49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49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49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4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49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4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4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4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50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50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50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50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50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50-5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50-5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50-5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50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50-5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50-5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50-5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50-5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50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50-5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50-5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50-5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50-5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50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50-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50-5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50-5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50-5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50-5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50-5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50-5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50-5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50-5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50-5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50-5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53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53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53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53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53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5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5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5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5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54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54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54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54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54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54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54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54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54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54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55.1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55.1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55.1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55.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55.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55.1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55.1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55.1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55.1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55.1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55.1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55.1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55.1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55.1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55.1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55.1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55.1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55.1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55.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55.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55.1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55.1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55.1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55.1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55.1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55.1-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55.1-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55.1-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55.1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55.1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55.1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55.1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55.1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55.1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55.1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55.1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55.1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55.1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55.1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55.1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55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55.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55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55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55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57.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57.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57.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57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57.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57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57.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57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57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57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5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5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5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5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5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60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60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60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60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60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60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60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60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60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60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60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60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60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60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60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60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60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60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60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60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60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60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60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60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60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60-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60-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60-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60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60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60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60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60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60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60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60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60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60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60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60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6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6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6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6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6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67.1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67.1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67.1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67.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67.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67.1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67.1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67.1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67.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67.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67.1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67.1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67.1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67.1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67.1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467.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467.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467.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467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467.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01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01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01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0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0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01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01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01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01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01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01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01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01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01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01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01-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01-1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01-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01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01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01-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01-1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01-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01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01-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01-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01-1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01-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01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01-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01-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01-1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01-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01-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01-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01-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01-1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01-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01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01-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01-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01-1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01-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01-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01-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01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01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01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0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0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01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01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01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01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01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01-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01-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01-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01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01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01-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01-2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01-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01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01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01-2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01-2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01-2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01-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01-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01-2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01-2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01-2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01-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01-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01-2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01-2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01-2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01-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01-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01-2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01-2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01-2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01-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01-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01-2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01-2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01-2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01-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01-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05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05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05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05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05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05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05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05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05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05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05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05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05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05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05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05-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05-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05-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05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05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11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11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11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1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1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11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11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11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11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11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11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11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11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11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11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11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11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11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1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1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11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11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11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11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11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11-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11-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11-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11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11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11-2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11-2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11-2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11-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11-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11-2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11-2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11-2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11-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11-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11-2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11-2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11-2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11-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11-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13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13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13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13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13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13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13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13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13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13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13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13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13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13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13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13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13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13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13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13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14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14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14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14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14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14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14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14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14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14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15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15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15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15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15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15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15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15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15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15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15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15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15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15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15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15-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15-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15-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15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15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21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21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21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21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21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21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21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21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21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21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21-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21-3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21-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21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21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21-3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21-3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21-3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21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21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22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22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22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22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22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22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22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22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22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22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22-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22-3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22-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22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22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22-3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22-3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22-3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22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22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22-3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22-3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22-3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22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22-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22-3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22-35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22-3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22-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22-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22-3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22-36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22-3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22-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22-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22-3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22-37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22-3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22-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22-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22-3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22-38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22-3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22-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22-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23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23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23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23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23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23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23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23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23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23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24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24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24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24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24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24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24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24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24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24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24-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24-3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24-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24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24-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24-3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24-3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24-3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24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24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25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25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25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25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25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26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26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26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26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26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26-3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26-3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26-3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26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26-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31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31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31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3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3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31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31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31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31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31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31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31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31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31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31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31-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31-1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31-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31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31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31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31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31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3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3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31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31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31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31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31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31-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31-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31-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31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31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31-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31-2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31-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31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31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32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32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32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32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32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32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32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32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32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32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32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32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32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32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32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33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33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33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33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33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33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33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33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33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33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33-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33-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33-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33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33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35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35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35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35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35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35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35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35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35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35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36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36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36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36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36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36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36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36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36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36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37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37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37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37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37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37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37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37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37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37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41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41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41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4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41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41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41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41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41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41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41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41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41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4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4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41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41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41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41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41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42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42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42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42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42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42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42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42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42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42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45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45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45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45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45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46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46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46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46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46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46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46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46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46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46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50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50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50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50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50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50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50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50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50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50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50-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50-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50-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50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50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50-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50-2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50-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50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50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50-2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50-2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50-2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50-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50-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51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51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51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5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51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51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51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51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51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51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51-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51-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51-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51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51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51-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51-2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51-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51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51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51-2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51-24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51-2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51-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51-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90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90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90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90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90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590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590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590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590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590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00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00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00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00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00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00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00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00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00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00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20-4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20-4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20-4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20-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20-4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20-4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20-4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20-4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20-4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20-4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25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25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25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25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25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25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25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25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25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25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25-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25-1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25-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25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25-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25-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25-1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25-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25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25-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25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25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25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25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25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25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25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25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25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25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25-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25-22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25-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25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25-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25-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25-23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25-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25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25-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26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26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26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26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26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26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26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26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26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26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26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26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26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26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26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26-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26-3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26-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26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26-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27-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27-3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27-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27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27-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27-5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27-5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27-5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27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27-5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28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28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28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28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28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28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28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28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28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28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28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28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28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28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28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28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28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28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28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28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29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29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29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29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29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29-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29-1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29-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29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29-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29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29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29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29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29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29-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29-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29-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29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29-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30-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30-1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30-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30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30-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630-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630-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630-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630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630-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7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720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7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7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7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DE:7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E_721.sv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DE:7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DE:7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DE:7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 table:number-rows-repeated="1047777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1T19:43:11.878000000</meta:creation-date>
    <dc:date>2023-11-01T19:51:31.885000000</dc:date>
    <meta:editing-duration>PT7M17S</meta:editing-duration>
    <meta:editing-cycles>1</meta:editing-cycles>
    <meta:document-statistic meta:table-count="1" meta:cell-count="17556" meta:object-count="0"/>
    <meta:generator>LibreOffice/7.6.2.1$Windows_x86 LibreOffice_project/56f7684011345957bbf33a7ee678afaf4d2ba333</meta:generator>
  </office:meta>
</office:document-meta>
</file>